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00e" officeooo:paragraph-rsid="0001500e"/>
    </style:style>
    <style:style style:name="P2" style:family="paragraph" style:parent-style-name="Standard">
      <style:text-properties fo:font-size="15pt" fo:font-weight="bold" officeooo:rsid="0001500e" officeooo:paragraph-rsid="0001500e" style:font-size-asian="15pt" style:font-weight-asian="bold" style:font-size-complex="15pt" style:font-weight-complex="bold"/>
    </style:style>
    <style:style style:name="T1" style:family="text">
      <style:text-properties officeooo:rsid="0001ecd4"/>
    </style:style>
    <style:style style:name="T2" style:family="text">
      <style:text-properties officeooo:rsid="000344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ência do Usuário (Linkr):</text:p>
      <text:p text:style-name="P1">- Usuário cria a sua conta (nome, e-mail, imagem, password)</text:p>
      <text:p text:style-name="P1">- Usuário faz o login com e-mail e senha</text:p>
      <text:p text:style-name="P1">- Ele vê um espaço para postagem com sua imagem, uma msg padrão e espaço para link e texto</text:p>
      <text:p text:style-name="P1">- <text:span text:style-name="T1">Ele vê uma timeline com os últimos posts feitos (de todos os usuários)</text:span></text:p>
      <text:p text:style-name="P1">- Ele vê um menu de trending na lateral direita <text:span text:style-name="T1">com as 10 hashtags mais postadas</text:span></text:p>
      <text:p text:style-name="P1">- Ele pode <text:span text:style-name="T1">deletar e editar um post caso seja o autor daquele post</text:span></text:p>
      <text:p text:style-name="P1">- <text:span text:style-name="T2">Ao clicar em deletar, surge uma popup perguntando se ele tem certeza.</text:span></text:p>
      <text:p text:style-name="P1">- <text:span text:style-name="T2">Ao clicar em editar, o campo do texto do post se torna um input com a mensagem a ser editada já inserida e pronta para ser modificada. A edição é confirmada ao se clicar em Enter.</text:span></text:p>
      <text:p text:style-name="P1">- <text:span text:style-name="T1">Ao olhar para um post, ele vê o nome e image de quem fez o post, o espaço para curtidas, quantas pessoas curtiram o post, a mensagem do post e o link do post (com thumbnail), e caso seja o autor, também vê o lápis e a lixeira para editar e apagar o post.</text:span></text:p>
      <text:p text:style-name="P1">- <text:span text:style-name="T1">O usuário pode procurar por outros usuários e o nome e a imagem deles aparece conforme seus nomes são digitados</text:span></text:p>
      <text:p text:style-name="P1">- <text:span text:style-name="T1">O usuário, </text:span><text:span text:style-name="T2">ao clicar no nome do usuário em um postagem, vai para a página daquele usuário (inclusive nos seus próprios posts)</text:span></text:p>
      <text:p text:style-name="P1">- <text:span text:style-name="T2">O usuário volta a sua timeline ao clicar na logo do Linkr na lateral superior esquerda</text:span></text:p>
      <text:p text:style-name="P1">- <text:span text:style-name="T2">O usuário pode fazer o logout ao clicar na sua imagem na lateral superior direita e em “Logout” no menu que apare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0:29:31.871309913</meta:creation-date>
    <dc:date>2023-01-02T21:12:57.047372240</dc:date>
    <meta:editing-duration>PT12M54S</meta:editing-duration>
    <meta:editing-cycles>1</meta:editing-cycles>
    <meta:document-statistic meta:table-count="0" meta:image-count="0" meta:object-count="0" meta:page-count="1" meta:paragraph-count="14" meta:word-count="275" meta:character-count="1392" meta:non-whitespace-character-count="1131"/>
    <meta:generator>LibreOffice/7.3.7.2$Linux_X86_64 LibreOffice_project/30$Build-2</meta:generator>
  </office:meta>
</office:document-meta>
</file>